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paragraph-rsid="001e6284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paragraph-rsid="001e6284" style:font-style-asian="normal" style:font-weight-asian="bold" style:font-style-complex="normal" style:font-weight-complex="bold"/>
    </style:style>
    <style:style style:name="T1" style:family="text">
      <style:text-properties officeooo:rsid="001e6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</text:span>mployees summary </text:p>
      <text:p text:style-name="P1"/>
      <text:p text:style-name="P1">- One full time robotic engineer working for 6 months ( fixed-term contract, november to april)</text:p>
      <text:p text:style-name="P1"/>
      <text:p text:style-name="P1">- Two tek2 students, part time job for 4 months (november to february)</text:p>
      <text:p text:style-name="P1"/>
      <text:p text:style-name="P1">- One tek5 student, <text:s/><text:span text:style-name="T1">knowlegeable in marketing, </text:span>internship for one semester ( march to july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1:03:24.636718630</meta:creation-date>
    <dc:date>2021-11-03T11:06:04.006410442</dc:date>
    <meta:editing-duration>PT2M39S</meta:editing-duration>
    <meta:editing-cycles>1</meta:editing-cycles>
    <meta:document-statistic meta:table-count="0" meta:image-count="0" meta:object-count="0" meta:page-count="1" meta:paragraph-count="4" meta:word-count="46" meta:character-count="275" meta:non-whitespace-character-count="231"/>
    <meta:generator>LibreOffice/6.4.7.2$Linux_X86_64 LibreOffice_project/40$Build-2</meta:generator>
  </office:meta>
</office:document-meta>
</file>